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000000700FD0460AA67A0015F.jpg" manifest:media-type="image/jpeg"/>
  <manifest:file-entry manifest:full-path="Pictures/10000000000002E000000660B58A3DB31937873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2.173cm, 1.164cm, 0cm, 0.2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2.83cm, 1.588cm, 3.632cm, 1.36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796cm" svg:y="1.058cm" svg:width="9.76cm" svg:height="5.951cm" draw:z-index="0"><draw:image xlink:href="Pictures/10000000000002E000000660B58A3DB31937873A.jpg" xlink:type="simple" xlink:show="embed" xlink:actuate="onLoad"/></draw:frame><draw:frame draw:style-name="fr2" draw:name="Image2" text:anchor-type="paragraph" svg:x="3.466cm" svg:y="8.41cm" svg:width="10.116cm" svg:height="6.378cm" draw:z-index="1"><draw:image xlink:href="Pictures/100000000000030000000700FD0460AA67A0015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22:05.576793675</meta:creation-date>
    <dc:date>2018-03-13T10:26:03.218880748</dc:date>
    <meta:editing-duration>PT3M56S</meta:editing-duration>
    <meta:editing-cycles>4</meta:editing-cycles>
    <meta:generator>LibreOffice/5.1.4.2$Linux_X86_64 LibreOffice_project/1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